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rsid="0001e196" officeooo:paragraph-rsid="0001e196"/>
    </style:style>
    <style:style style:name="P2" style:family="paragraph" style:parent-style-name="Text_20_body">
      <style:text-properties officeooo:rsid="00033794" officeooo:paragraph-rsid="00033794"/>
    </style:style>
    <style:style style:name="P3" style:family="paragraph" style:parent-style-name="Standard">
      <style:text-properties officeooo:rsid="0001e196" officeooo:paragraph-rsid="0001e196"/>
    </style:style>
    <style:style style:name="P4" style:family="paragraph" style:parent-style-name="Text_20_body">
      <style:text-properties officeooo:rsid="000648b5" officeooo:paragraph-rsid="000648b5"/>
    </style:style>
    <style:style style:name="P5" style:family="paragraph" style:parent-style-name="Text_20_body">
      <style:text-properties style:font-name="FreeMono" officeooo:rsid="000648b5" officeooo:paragraph-rsid="000648b5"/>
    </style:style>
    <style:style style:name="T1" style:family="text">
      <style:text-properties officeooo:rsid="00029b09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font-name="FreeMono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Project View</text:p>
      <text:p text:style-name="Subtitle">Software Design</text:p>
      <text:p text:style-name="P3"/>
      <text:p text:style-name="P3"/>
      <text:h text:style-name="Heading_20_1" text:outline-level="1">Persistence and Hibernate</text:h>
      <text:h text:style-name="Heading_20_2" text:outline-level="2">Read modify write</text:h>
      <text:h text:style-name="Heading_20_2" text:outline-level="2">Versioning</text:h>
      <text:h text:style-name="Heading_20_2" text:outline-level="2">Lazy loading</text:h>
      <text:h text:style-name="Heading_20_1" text:outline-level="1">Model Objects</text:h>
      <text:h text:style-name="Heading_20_2" text:outline-level="2">Task</text:h>
      <text:p text:style-name="P1">Task is core to project management and pretty much all things that happen are modelled as a task including tasks themselves, projects and milestones.</text:p>
      <text:p text:style-name="P1">Tasks can have sub-tasks <text:span text:style-name="T1">to unlimited depth</text:span></text:p>
      <text:p text:style-name="P2">Tasks have history – the TaskHistory object stores the state of the task that we want to track history for. <text:s/>A <text:span text:style-name="T2">current</text:span> variable holds the current state of the task and many of the task’s accessors actually access the values in <text:span text:style-name="T2">current</text:span>. <text:s text:c="2"/>As such, the <text:span text:style-name="T2">current</text:span> state is persisted as part of TASK to the database and will be read as part of reading the task. <text:s text:c="2"/>If something in the <text:span text:style-name="T2">current</text:span> value is changed then the client can call <text:span text:style-name="T2">commitHistory</text:span> on the task which adds the <text:span text:style-name="T2">current</text:span> value to the end of the <text:span text:style-name="T2">history</text:span> list and creates a new <text:span text:style-name="T2">current</text:span> instance.</text:p>
      <text:p text:style-name="P2">Tasks also contain sets of <text:span text:style-name="T2">predecessors</text:span> and <text:span text:style-name="T2">successors</text:span> to track <text:span text:style-name="T2">Dependency</text:span> between tasks.</text:p>
      <text:p text:style-name="P2">Tasks may have <text:span text:style-name="T2">constraints</text:span> which is a set of <text:span text:style-name="T2">Constraint</text:span> on the task.</text:p>
      <text:p text:style-name="P2">Resource <text:span text:style-name="T2">allocations</text:span> are managed by a set of <text:span text:style-name="T2">Allocation</text:span>.</text:p>
      <text:h text:style-name="Heading_20_2" text:outline-level="2"><text:soft-page-break/>Task History</text:h>
      <text:h text:style-name="Heading_20_2" text:outline-level="2">Resource</text:h>
      <text:h text:style-name="Heading_20_2" text:outline-level="2">Calendar</text:h>
      <text:h text:style-name="Heading_20_2" text:outline-level="2">Dependency</text:h>
      <text:h text:style-name="Heading_20_2" text:outline-level="2">Constraint</text:h>
      <text:h text:style-name="Heading_20_2" text:outline-level="2">Allocation</text:h>
      <text:p text:style-name="Text_20_body"/>
      <text:h text:style-name="Heading_20_1" text:outline-level="1">HSQLDB</text:h>
      <text:p text:style-name="P4">Starting up the database manager: </text:p>
      <text:p text:style-name="P5">java -cp hsql.jar org.hsqldb.util.DatabaseManager</text:p>
      <text:p text:style-name="P4">Starting up a standalone copy of the database:</text:p>
      <text:p text:style-name="P5">java -cp ./hsqldb.jar org.hsqldb.Server -database.0 file:projectview -dbname.0 projectview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3T08:07:03.531572731</meta:creation-date>
    <dc:date>2019-06-18T16:01:22.549378461</dc:date>
    <meta:editing-duration>PT3M11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2" meta:paragraph-count="25" meta:word-count="215" meta:character-count="1345" meta:non-whitespace-character-count="1148"/>
  </office:meta>
</office:document-meta>
</file>